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075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1.5902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5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1"/>
        <table:table-column table:style-name="co7" table:number-columns-repeated="4" table:default-cell-style-name="Default"/>
        <table:table-column table:style-name="co7" table:default-cell-style-name="ce1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Состояние</text:p>
          </table:table-cell>
          <table:table-cell office:value-type="string" calcext:value-type="string">
            <text:p>N_сост</text:p>
          </table:table-cell>
          <table:table-cell office:value-type="string" calcext:value-type="string">
            <text:p>%nu_сост</text:p>
          </table:table-cell>
          <table:table-cell office:value-type="string" calcext:value-type="string">
            <text:p>T_сост</text:p>
          </table:table-cell>
          <table:table-cell office:value-type="string" calcext:value-type="string">
            <text:p>%DELTA_сост</text:p>
          </table:table-cell>
          <table:table-cell/>
          <table:table-cell table:style-name="Default" office:value-type="string" calcext:value-type="string">
            <text:p>N</text:p>
          </table:table-cell>
          <table:table-cell office:value-type="string" calcext:value-type="string">
            <text:p>N_ch</text:p>
          </table:table-cell>
          <table:table-cell/>
          <table:table-cell office:value-type="string" calcext:value-type="string">
            <text:p>N_dv</text:p>
          </table:table-cell>
          <table:table-cell/>
          <table:table-cell table:style-name="Default" office:value-type="string" calcext:value-type="string">
            <text:p>M</text:p>
          </table:table-cell>
          <table:table-cell office:value-type="string" calcext:value-type="string">
            <text:p>M_ch</text:p>
          </table:table-cell>
          <table:table-cell office:value-type="string" calcext:value-type="string">
            <text:p>M_d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6087850392068" calcext:value-type="float">
            <text:p>0.256087850392068</text:p>
          </table:table-cell>
          <table:table-cell office:value-type="float" office:value="0.07161" calcext:value-type="float">
            <text:p>0.0716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2]*[.D2]" office:value-type="float" office:value="0.01" calcext:value-type="float">
            <text:p>0.01</text:p>
          </table:table-cell>
          <table:table-cell/>
          <table:table-cell table:formula="of:=[.H2]*[.F2]" office:value-type="float" office:value="0.07161" calcext:value-type="float">
            <text:p>0.0716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2]*[.D2]" office:value-type="float" office:value="0" calcext:value-type="float">
            <text:p>0</text:p>
          </table:table-cell>
          <table:table-cell table:formula="of:=[.M2]*[.F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1, 1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478080737829398" calcext:value-type="float">
            <text:p>0.0478080737829398</text:p>
          </table:table-cell>
          <table:table-cell office:value-type="float" office:value="0.01337" calcext:value-type="float">
            <text:p>0.0133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3]*[.D3]" office:value-type="float" office:value="0.01" calcext:value-type="float">
            <text:p>0.01</text:p>
          </table:table-cell>
          <table:table-cell/>
          <table:table-cell table:formula="of:=[.H3]*[.F3]" office:value-type="float" office:value="0.01337" calcext:value-type="float">
            <text:p>0.0133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M3]*[.D3]" office:value-type="float" office:value="0.01" calcext:value-type="float">
            <text:p>0.01</text:p>
          </table:table-cell>
          <table:table-cell table:formula="of:=[.M3]*[.F3]" office:value-type="float" office:value="0.01337" calcext:value-type="float">
            <text:p>0.013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2, 0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90922982823637" calcext:value-type="float">
            <text:p>0.290922982823637</text:p>
          </table:table-cell>
          <table:table-cell office:value-type="float" office:value="0.08135" calcext:value-type="float">
            <text:p>0.0813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H4]*[.D4]" office:value-type="float" office:value="0.02" calcext:value-type="float">
            <text:p>0.02</text:p>
          </table:table-cell>
          <table:table-cell/>
          <table:table-cell table:formula="of:=[.H4]*[.F4]" office:value-type="float" office:value="0.1627" calcext:value-type="float">
            <text:p>0.162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4]*[.D4]" office:value-type="float" office:value="0" calcext:value-type="float">
            <text:p>0</text:p>
          </table:table-cell>
          <table:table-cell table:formula="of:=[.M4]*[.F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3, 0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241620903960054" calcext:value-type="float">
            <text:p>0.0241620903960054</text:p>
          </table:table-cell>
          <table:table-cell office:value-type="float" office:value="0.00676" calcext:value-type="float">
            <text:p>0.0067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5]*[.D5]" office:value-type="float" office:value="0.03" calcext:value-type="float">
            <text:p>0.03</text:p>
          </table:table-cell>
          <table:table-cell/>
          <table:table-cell table:formula="of:=[.H5]*[.F5]" office:value-type="float" office:value="0.02028" calcext:value-type="float">
            <text:p>0.0202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5]*[.D5]" office:value-type="float" office:value="0" calcext:value-type="float">
            <text:p>0</text:p>
          </table:table-cell>
          <table:table-cell table:formula="of:=[.M5]*[.F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4, 0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89797215922799" calcext:value-type="float">
            <text:p>0.189797215922799</text:p>
          </table:table-cell>
          <table:table-cell office:value-type="float" office:value="0.05307" calcext:value-type="float">
            <text:p>0.05307</text:p>
          </table:table-cell>
          <table:table-cell/>
          <table:table-cell office:value-type="float" office:value="4" calcext:value-type="float">
            <text:p>4</text:p>
          </table:table-cell>
          <table:table-cell table:formula="of:=[.H6]*[.D6]" office:value-type="float" office:value="0.04" calcext:value-type="float">
            <text:p>0.04</text:p>
          </table:table-cell>
          <table:table-cell/>
          <table:table-cell table:formula="of:=[.H6]*[.F6]" office:value-type="float" office:value="0.21228" calcext:value-type="float">
            <text:p>0.2122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6]*[.D6]" office:value-type="float" office:value="0" calcext:value-type="float">
            <text:p>0</text:p>
          </table:table-cell>
          <table:table-cell table:formula="of:=[.M6]*[.F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5, 0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60869211858593" calcext:value-type="float">
            <text:p>0.160869211858593</text:p>
          </table:table-cell>
          <table:table-cell office:value-type="float" office:value="0.04498" calcext:value-type="float">
            <text:p>0.0449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7]*[.D7]" office:value-type="float" office:value="0.05" calcext:value-type="float">
            <text:p>0.05</text:p>
          </table:table-cell>
          <table:table-cell/>
          <table:table-cell table:formula="of:=[.H7]*[.F7]" office:value-type="float" office:value="0.2249" calcext:value-type="float">
            <text:p>0.224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7]*[.D7]" office:value-type="float" office:value="0" calcext:value-type="float">
            <text:p>0</text:p>
          </table:table-cell>
          <table:table-cell table:formula="of:=[.M7]*[.F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6, 0)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231563811050108" calcext:value-type="float">
            <text:p>0.231563811050108</text:p>
          </table:table-cell>
          <table:table-cell office:value-type="float" office:value="0.06475" calcext:value-type="float">
            <text:p>0.0647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H8]*[.D8]" office:value-type="float" office:value="0.12" calcext:value-type="float">
            <text:p>0.12</text:p>
          </table:table-cell>
          <table:table-cell/>
          <table:table-cell table:formula="of:=[.H8]*[.F8]" office:value-type="float" office:value="0.3885" calcext:value-type="float">
            <text:p>0.388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8]*[.D8]" office:value-type="float" office:value="0" calcext:value-type="float">
            <text:p>0</text:p>
          </table:table-cell>
          <table:table-cell table:formula="of:=[.M8]*[.F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6, 1)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146264934685098" calcext:value-type="float">
            <text:p>0.146264934685098</text:p>
          </table:table-cell>
          <table:table-cell office:value-type="float" office:value="0.0409" calcext:value-type="float">
            <text:p>0.0409</text:p>
          </table:table-cell>
          <table:table-cell/>
          <table:table-cell office:value-type="float" office:value="6" calcext:value-type="float">
            <text:p>6</text:p>
          </table:table-cell>
          <table:table-cell table:formula="of:=[.H9]*[.D9]" office:value-type="float" office:value="0.12" calcext:value-type="float">
            <text:p>0.12</text:p>
          </table:table-cell>
          <table:table-cell/>
          <table:table-cell table:formula="of:=[.H9]*[.F9]" office:value-type="float" office:value="0.2454" calcext:value-type="float">
            <text:p>0.245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M9]*[.D9]" office:value-type="float" office:value="0.02" calcext:value-type="float">
            <text:p>0.02</text:p>
          </table:table-cell>
          <table:table-cell table:formula="of:=[.M9]*[.F9]" office:value-type="float" office:value="0.0409" calcext:value-type="float">
            <text:p>0.04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6, 2)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0266051331468706" calcext:value-type="float">
            <text:p>0.0266051331468706</text:p>
          </table:table-cell>
          <table:table-cell office:value-type="float" office:value="0.00744" calcext:value-type="float">
            <text:p>0.00744</text:p>
          </table:table-cell>
          <table:table-cell/>
          <table:table-cell office:value-type="float" office:value="6" calcext:value-type="float">
            <text:p>6</text:p>
          </table:table-cell>
          <table:table-cell table:formula="of:=[.H10]*[.D10]" office:value-type="float" office:value="0.12" calcext:value-type="float">
            <text:p>0.12</text:p>
          </table:table-cell>
          <table:table-cell/>
          <table:table-cell table:formula="of:=[.H10]*[.F10]" office:value-type="float" office:value="0.04464" calcext:value-type="float">
            <text:p>0.0446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M10]*[.D10]" office:value-type="float" office:value="0.04" calcext:value-type="float">
            <text:p>0.04</text:p>
          </table:table-cell>
          <table:table-cell table:formula="of:=[.M10]*[.F10]" office:value-type="float" office:value="0.01488" calcext:value-type="float">
            <text:p>0.014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6, 3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118934172750125" calcext:value-type="float">
            <text:p>0.0118934172750125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float" office:value="6" calcext:value-type="float">
            <text:p>6</text:p>
          </table:table-cell>
          <table:table-cell table:formula="of:=[.H11]*[.D11]" office:value-type="float" office:value="0.06" calcext:value-type="float">
            <text:p>0.06</text:p>
          </table:table-cell>
          <table:table-cell/>
          <table:table-cell table:formula="of:=[.H11]*[.F11]" office:value-type="float" office:value="0.01998" calcext:value-type="float">
            <text:p>0.0199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M11]*[.D11]" office:value-type="float" office:value="0.03" calcext:value-type="float">
            <text:p>0.03</text:p>
          </table:table-cell>
          <table:table-cell table:formula="of:=[.M11]*[.F11]" office:value-type="float" office:value="0.00999" calcext:value-type="float">
            <text:p>0.00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7, 3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02587445315722" calcext:value-type="float">
            <text:p>0.102587445315722</text:p>
          </table:table-cell>
          <table:table-cell office:value-type="float" office:value="0.02869" calcext:value-type="float">
            <text:p>0.02869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12]*[.D12]" office:value-type="float" office:value="0.07" calcext:value-type="float">
            <text:p>0.07</text:p>
          </table:table-cell>
          <table:table-cell/>
          <table:table-cell table:formula="of:=[.H12]*[.F12]" office:value-type="float" office:value="0.20083" calcext:value-type="float">
            <text:p>0.2008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M12]*[.D12]" office:value-type="float" office:value="0.03" calcext:value-type="float">
            <text:p>0.03</text:p>
          </table:table-cell>
          <table:table-cell table:formula="of:=[.M12]*[.F12]" office:value-type="float" office:value="0.08607" calcext:value-type="float">
            <text:p>0.086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(8, 3)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176643649898871" calcext:value-type="float">
            <text:p>0.176643649898871</text:p>
          </table:table-cell>
          <table:table-cell office:value-type="float" office:value="0.04939" calcext:value-type="float">
            <text:p>0.04939</text:p>
          </table:table-cell>
          <table:table-cell/>
          <table:table-cell office:value-type="float" office:value="8" calcext:value-type="float">
            <text:p>8</text:p>
          </table:table-cell>
          <table:table-cell table:formula="of:=[.H13]*[.D13]" office:value-type="float" office:value="0.16" calcext:value-type="float">
            <text:p>0.16</text:p>
          </table:table-cell>
          <table:table-cell/>
          <table:table-cell table:formula="of:=[.H13]*[.F13]" office:value-type="float" office:value="0.39512" calcext:value-type="float">
            <text:p>0.3951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M13]*[.D13]" office:value-type="float" office:value="0.06" calcext:value-type="float">
            <text:p>0.06</text:p>
          </table:table-cell>
          <table:table-cell table:formula="of:=[.M13]*[.F13]" office:value-type="float" office:value="0.14817" calcext:value-type="float">
            <text:p>0.148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8, 4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72581472730826" calcext:value-type="float">
            <text:p>0.172581472730826</text:p>
          </table:table-cell>
          <table:table-cell office:value-type="float" office:value="0.04826" calcext:value-type="float">
            <text:p>0.04826</text:p>
          </table:table-cell>
          <table:table-cell/>
          <table:table-cell office:value-type="float" office:value="8" calcext:value-type="float">
            <text:p>8</text:p>
          </table:table-cell>
          <table:table-cell table:formula="of:=[.H14]*[.D14]" office:value-type="float" office:value="0.08" calcext:value-type="float">
            <text:p>0.08</text:p>
          </table:table-cell>
          <table:table-cell/>
          <table:table-cell table:formula="of:=[.H14]*[.F14]" office:value-type="float" office:value="0.38608" calcext:value-type="float">
            <text:p>0.38608</text:p>
          </table:table-cell>
          <table:table-cell/>
          <table:table-cell office:value-type="float" office:value="4" calcext:value-type="float">
            <text:p>4</text:p>
          </table:table-cell>
          <table:table-cell table:formula="of:=[.M14]*[.D14]" office:value-type="float" office:value="0.04" calcext:value-type="float">
            <text:p>0.04</text:p>
          </table:table-cell>
          <table:table-cell table:formula="of:=[.M14]*[.F14]" office:value-type="float" office:value="0.19304" calcext:value-type="float">
            <text:p>0.193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(9, 4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026673185389865" calcext:value-type="float">
            <text:p>0.0026673185389865</text:p>
          </table:table-cell>
          <table:table-cell office:value-type="float" office:value="0.00075" calcext:value-type="float">
            <text:p>0.0007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5]*[.D15]" office:value-type="float" office:value="0.09" calcext:value-type="float">
            <text:p>0.09</text:p>
          </table:table-cell>
          <table:table-cell/>
          <table:table-cell table:formula="of:=[.H15]*[.F15]" office:value-type="float" office:value="0.00675" calcext:value-type="float">
            <text:p>0.0067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M15]*[.D15]" office:value-type="float" office:value="0.04" calcext:value-type="float">
            <text:p>0.04</text:p>
          </table:table-cell>
          <table:table-cell table:formula="of:=[.M15]*[.F15]"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(10, 4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6914403100124" calcext:value-type="float">
            <text:p>0.16914403100124</text:p>
          </table:table-cell>
          <table:table-cell office:value-type="float" office:value="0.0473" calcext:value-type="float">
            <text:p>0.047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16]*[.D16]" office:value-type="float" office:value="0.1" calcext:value-type="float">
            <text:p>0.1</text:p>
          </table:table-cell>
          <table:table-cell/>
          <table:table-cell table:formula="of:=[.H16]*[.F16]" office:value-type="float" office:value="0.473" calcext:value-type="float">
            <text:p>0.47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M16]*[.D16]" office:value-type="float" office:value="0.04" calcext:value-type="float">
            <text:p>0.04</text:p>
          </table:table-cell>
          <table:table-cell table:formula="of:=[.M16]*[.F16]" office:value-type="float" office:value="0.1892" calcext:value-type="float">
            <text:p>0.18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(10, 3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592044692517915" calcext:value-type="float">
            <text:p>0.0592044692517915</text:p>
          </table:table-cell>
          <table:table-cell office:value-type="float" office:value="0.01655" calcext:value-type="float">
            <text:p>0.0165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17]*[.D17]" office:value-type="float" office:value="0.1" calcext:value-type="float">
            <text:p>0.1</text:p>
          </table:table-cell>
          <table:table-cell/>
          <table:table-cell table:formula="of:=[.H17]*[.F17]" office:value-type="float" office:value="0.1655" calcext:value-type="float">
            <text:p>0.165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M17]*[.D17]" office:value-type="float" office:value="0.03" calcext:value-type="float">
            <text:p>0.03</text:p>
          </table:table-cell>
          <table:table-cell table:formula="of:=[.M17]*[.F17]" office:value-type="float" office:value="0.04965" calcext:value-type="float">
            <text:p>0.049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11, 3)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199210962444774" calcext:value-type="float">
            <text:p>0.199210962444774</text:p>
          </table:table-cell>
          <table:table-cell office:value-type="float" office:value="0.0557" calcext:value-type="float">
            <text:p>0.055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8]*[.D18]" office:value-type="float" office:value="0.22" calcext:value-type="float">
            <text:p>0.22</text:p>
          </table:table-cell>
          <table:table-cell/>
          <table:table-cell table:formula="of:=[.H18]*[.F18]" office:value-type="float" office:value="0.6127" calcext:value-type="float">
            <text:p>0.6127</text:p>
          </table:table-cell>
          <table:table-cell/>
          <table:table-cell office:value-type="float" office:value="3" calcext:value-type="float">
            <text:p>3</text:p>
          </table:table-cell>
          <table:table-cell table:formula="of:=[.M18]*[.D18]" office:value-type="float" office:value="0.06" calcext:value-type="float">
            <text:p>0.06</text:p>
          </table:table-cell>
          <table:table-cell table:formula="of:=[.M18]*[.F18]" office:value-type="float" office:value="0.1671" calcext:value-type="float">
            <text:p>0.16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(11, 4)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0734210149270127" calcext:value-type="float">
            <text:p>0.0734210149270127</text:p>
          </table:table-cell>
          <table:table-cell office:value-type="float" office:value="0.02053" calcext:value-type="float">
            <text:p>0.0205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9]*[.D19]" office:value-type="float" office:value="0.22" calcext:value-type="float">
            <text:p>0.22</text:p>
          </table:table-cell>
          <table:table-cell/>
          <table:table-cell table:formula="of:=[.H19]*[.F19]" office:value-type="float" office:value="0.22583" calcext:value-type="float">
            <text:p>0.2258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M19]*[.D19]" office:value-type="float" office:value="0.08" calcext:value-type="float">
            <text:p>0.08</text:p>
          </table:table-cell>
          <table:table-cell table:formula="of:=[.M19]*[.F19]" office:value-type="float" office:value="0.08212" calcext:value-type="float">
            <text:p>0.082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11, 5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68933464920486" calcext:value-type="float">
            <text:p>0.068933464920486</text:p>
          </table:table-cell>
          <table:table-cell office:value-type="float" office:value="0.01928" calcext:value-type="float">
            <text:p>0.0192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20]*[.D20]" office:value-type="float" office:value="0.11" calcext:value-type="float">
            <text:p>0.11</text:p>
          </table:table-cell>
          <table:table-cell/>
          <table:table-cell table:formula="of:=[.H20]*[.F20]" office:value-type="float" office:value="0.21208" calcext:value-type="float">
            <text:p>0.2120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M20]*[.D20]" office:value-type="float" office:value="0.05" calcext:value-type="float">
            <text:p>0.05</text:p>
          </table:table-cell>
          <table:table-cell table:formula="of:=[.M20]*[.F20]" office:value-type="float" office:value="0.0964" calcext:value-type="float">
            <text:p>0.09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(12, 4)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0769565243794808" calcext:value-type="float">
            <text:p>0.0769565243794808</text:p>
          </table:table-cell>
          <table:table-cell office:value-type="float" office:value="0.02152" calcext:value-type="float">
            <text:p>0.0215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H21]*[.D21]" office:value-type="float" office:value="0.24" calcext:value-type="float">
            <text:p>0.24</text:p>
          </table:table-cell>
          <table:table-cell/>
          <table:table-cell table:formula="of:=[.H21]*[.F21]" office:value-type="float" office:value="0.25824" calcext:value-type="float">
            <text:p>0.2582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M21]*[.D21]" office:value-type="float" office:value="0.08" calcext:value-type="float">
            <text:p>0.08</text:p>
          </table:table-cell>
          <table:table-cell table:formula="of:=[.M21]*[.F21]" office:value-type="float" office:value="0.08608" calcext:value-type="float">
            <text:p>0.086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(13, 4)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0189370254997918" calcext:value-type="float">
            <text:p>0.0189370254997918</text:p>
          </table:table-cell>
          <table:table-cell office:value-type="float" office:value="0.0053" calcext:value-type="float">
            <text:p>0.005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2]*[.D22]" office:value-type="float" office:value="0.26" calcext:value-type="float">
            <text:p>0.26</text:p>
          </table:table-cell>
          <table:table-cell/>
          <table:table-cell table:formula="of:=[.H22]*[.F22]" office:value-type="float" office:value="0.0689" calcext:value-type="float">
            <text:p>0.068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M22]*[.D22]" office:value-type="float" office:value="0.08" calcext:value-type="float">
            <text:p>0.08</text:p>
          </table:table-cell>
          <table:table-cell table:formula="of:=[.M22]*[.F22]" office:value-type="float" office:value="0.0212" calcext:value-type="float">
            <text:p>0.02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(14, 4)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139404458881339" calcext:value-type="float">
            <text:p>0.139404458881339</text:p>
          </table:table-cell>
          <table:table-cell office:value-type="float" office:value="0.03898" calcext:value-type="float">
            <text:p>0.0389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H23]*[.D23]" office:value-type="float" office:value="0.28" calcext:value-type="float">
            <text:p>0.28</text:p>
          </table:table-cell>
          <table:table-cell/>
          <table:table-cell table:formula="of:=[.H23]*[.F23]" office:value-type="float" office:value="0.54572" calcext:value-type="float">
            <text:p>0.54572</text:p>
          </table:table-cell>
          <table:table-cell/>
          <table:table-cell office:value-type="float" office:value="4" calcext:value-type="float">
            <text:p>4</text:p>
          </table:table-cell>
          <table:table-cell table:formula="of:=[.M23]*[.D23]" office:value-type="float" office:value="0.08" calcext:value-type="float">
            <text:p>0.08</text:p>
          </table:table-cell>
          <table:table-cell table:formula="of:=[.M23]*[.F23]" office:value-type="float" office:value="0.15592" calcext:value-type="float">
            <text:p>0.155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(14, 5)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office:value-type="float" office:value="0.0706146234462475" calcext:value-type="float">
            <text:p>0.0706146234462475</text:p>
          </table:table-cell>
          <table:table-cell office:value-type="float" office:value="0.01975" calcext:value-type="float">
            <text:p>0.0197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H24]*[.D24]" office:value-type="float" office:value="0.42" calcext:value-type="float">
            <text:p>0.42</text:p>
          </table:table-cell>
          <table:table-cell/>
          <table:table-cell table:formula="of:=[.H24]*[.F24]" office:value-type="float" office:value="0.2765" calcext:value-type="float">
            <text:p>0.276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M24]*[.D24]" office:value-type="float" office:value="0.15" calcext:value-type="float">
            <text:p>0.15</text:p>
          </table:table-cell>
          <table:table-cell table:formula="of:=[.M24]*[.F24]" office:value-type="float" office:value="0.09875" calcext:value-type="float">
            <text:p>0.098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(14, 6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292905725534154" calcext:value-type="float">
            <text:p>0.0292905725534154</text:p>
          </table:table-cell>
          <table:table-cell office:value-type="float" office:value="0.00819" calcext:value-type="float">
            <text:p>0.0081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H25]*[.D25]" office:value-type="float" office:value="0.14" calcext:value-type="float">
            <text:p>0.14</text:p>
          </table:table-cell>
          <table:table-cell/>
          <table:table-cell table:formula="of:=[.H25]*[.F25]" office:value-type="float" office:value="0.11466" calcext:value-type="float">
            <text:p>0.11466</text:p>
          </table:table-cell>
          <table:table-cell/>
          <table:table-cell office:value-type="float" office:value="6" calcext:value-type="float">
            <text:p>6</text:p>
          </table:table-cell>
          <table:table-cell table:formula="of:=[.M25]*[.D25]" office:value-type="float" office:value="0.06" calcext:value-type="float">
            <text:p>0.06</text:p>
          </table:table-cell>
          <table:table-cell table:formula="of:=[.M25]*[.F25]" office:value-type="float" office:value="0.04914" calcext:value-type="float">
            <text:p>0.049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(15, 5)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0329424027599097" calcext:value-type="float">
            <text:p>0.0329424027599097</text:p>
          </table:table-cell>
          <table:table-cell office:value-type="float" office:value="0.00921" calcext:value-type="float">
            <text:p>0.009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26]*[.D26]" office:value-type="float" office:value="0.3" calcext:value-type="float">
            <text:p>0.3</text:p>
          </table:table-cell>
          <table:table-cell/>
          <table:table-cell table:formula="of:=[.H26]*[.F26]" office:value-type="float" office:value="0.13815" calcext:value-type="float">
            <text:p>0.1381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M26]*[.D26]" office:value-type="float" office:value="0.1" calcext:value-type="float">
            <text:p>0.1</text:p>
          </table:table-cell>
          <table:table-cell table:formula="of:=[.M26]*[.F26]" office:value-type="float" office:value="0.04605" calcext:value-type="float">
            <text:p>0.046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(15, 6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389450956991273" calcext:value-type="float">
            <text:p>0.0389450956991273</text:p>
          </table:table-cell>
          <table:table-cell office:value-type="float" office:value="0.01089" calcext:value-type="float">
            <text:p>0.01089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27]*[.D27]" office:value-type="float" office:value="0.15" calcext:value-type="float">
            <text:p>0.15</text:p>
          </table:table-cell>
          <table:table-cell/>
          <table:table-cell table:formula="of:=[.H27]*[.F27]" office:value-type="float" office:value="0.16335" calcext:value-type="float">
            <text:p>0.1633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M27]*[.D27]" office:value-type="float" office:value="0.06" calcext:value-type="float">
            <text:p>0.06</text:p>
          </table:table-cell>
          <table:table-cell table:formula="of:=[.M27]*[.F27]" office:value-type="float" office:value="0.06534" calcext:value-type="float">
            <text:p>0.065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(16, 6)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0627152113322675" calcext:value-type="float">
            <text:p>0.0627152113322675</text:p>
          </table:table-cell>
          <table:table-cell office:value-type="float" office:value="0.01754" calcext:value-type="float">
            <text:p>0.0175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H28]*[.D28]" office:value-type="float" office:value="0.32" calcext:value-type="float">
            <text:p>0.32</text:p>
          </table:table-cell>
          <table:table-cell/>
          <table:table-cell table:formula="of:=[.H28]*[.F28]" office:value-type="float" office:value="0.28064" calcext:value-type="float">
            <text:p>0.28064</text:p>
          </table:table-cell>
          <table:table-cell/>
          <table:table-cell office:value-type="float" office:value="6" calcext:value-type="float">
            <text:p>6</text:p>
          </table:table-cell>
          <table:table-cell table:formula="of:=[.M28]*[.D28]" office:value-type="float" office:value="0.12" calcext:value-type="float">
            <text:p>0.12</text:p>
          </table:table-cell>
          <table:table-cell table:formula="of:=[.M28]*[.F28]" office:value-type="float" office:value="0.10524" calcext:value-type="float">
            <text:p>0.105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(16, 5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00223703526061936" calcext:value-type="float">
            <text:p>0.000223703526061936</text:p>
          </table:table-cell>
          <table:table-cell office:value-type="float" office:value="0.00006" calcext:value-type="float">
            <text:p>0.0000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H29]*[.D29]" office:value-type="float" office:value="0.16" calcext:value-type="float">
            <text:p>0.16</text:p>
          </table:table-cell>
          <table:table-cell/>
          <table:table-cell table:formula="of:=[.H29]*[.F29]" office:value-type="float" office:value="0.00096" calcext:value-type="float">
            <text:p>0.00096</text:p>
          </table:table-cell>
          <table:table-cell/>
          <table:table-cell office:value-type="float" office:value="5" calcext:value-type="float">
            <text:p>5</text:p>
          </table:table-cell>
          <table:table-cell table:formula="of:=[.M29]*[.D29]" office:value-type="float" office:value="0.05" calcext:value-type="float">
            <text:p>0.05</text:p>
          </table:table-cell>
          <table:table-cell table:formula="of:=[.M29]*[.F29]"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(17, 5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247614566274033" calcext:value-type="float">
            <text:p>0.0247614566274033</text:p>
          </table:table-cell>
          <table:table-cell office:value-type="float" office:value="0.00692" calcext:value-type="float">
            <text:p>0.0069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H30]*[.D30]" office:value-type="float" office:value="0.17" calcext:value-type="float">
            <text:p>0.17</text:p>
          </table:table-cell>
          <table:table-cell/>
          <table:table-cell table:formula="of:=[.H30]*[.F30]" office:value-type="float" office:value="0.11764" calcext:value-type="float">
            <text:p>0.11764</text:p>
          </table:table-cell>
          <table:table-cell/>
          <table:table-cell office:value-type="float" office:value="5" calcext:value-type="float">
            <text:p>5</text:p>
          </table:table-cell>
          <table:table-cell table:formula="of:=[.M30]*[.D30]" office:value-type="float" office:value="0.05" calcext:value-type="float">
            <text:p>0.05</text:p>
          </table:table-cell>
          <table:table-cell table:formula="of:=[.M30]*[.F30]" office:value-type="float" office:value="0.0346" calcext:value-type="float">
            <text:p>0.034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(18, 5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35575586516445" calcext:value-type="float">
            <text:p>0.000135575586516445</text:p>
          </table:table-cell>
          <table:table-cell office:value-type="float" office:value="0.00004" calcext:value-type="float">
            <text:p>0.0000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H31]*[.D31]" office:value-type="float" office:value="0.18" calcext:value-type="float">
            <text:p>0.18</text:p>
          </table:table-cell>
          <table:table-cell/>
          <table:table-cell table:formula="of:=[.H31]*[.F31]" office:value-type="float" office:value="0.00072" calcext:value-type="float">
            <text:p>0.0007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M31]*[.D31]" office:value-type="float" office:value="0.05" calcext:value-type="float">
            <text:p>0.05</text:p>
          </table:table-cell>
          <table:table-cell table:formula="of:=[.M31]*[.F31]" office:value-type="float" office:value="0.0002" calcext:value-type="float">
            <text:p>0.00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(19, 5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485813065654281" calcext:value-type="float">
            <text:p>0.0485813065654281</text:p>
          </table:table-cell>
          <table:table-cell office:value-type="float" office:value="0.01358" calcext:value-type="float">
            <text:p>0.01358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H32]*[.D32]" office:value-type="float" office:value="0.19" calcext:value-type="float">
            <text:p>0.19</text:p>
          </table:table-cell>
          <table:table-cell/>
          <table:table-cell table:formula="of:=[.H32]*[.F32]" office:value-type="float" office:value="0.25802" calcext:value-type="float">
            <text:p>0.2580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M32]*[.D32]" office:value-type="float" office:value="0.05" calcext:value-type="float">
            <text:p>0.05</text:p>
          </table:table-cell>
          <table:table-cell table:formula="of:=[.M32]*[.F32]" office:value-type="float" office:value="0.0679" calcext:value-type="float">
            <text:p>0.06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(20, 5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0790820165049366" calcext:value-type="float">
            <text:p>0.00790820165049366</text:p>
          </table:table-cell>
          <table:table-cell office:value-type="float" office:value="0.00221" calcext:value-type="float">
            <text:p>0.0022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H33]*[.D33]" office:value-type="float" office:value="0.2" calcext:value-type="float">
            <text:p>0.2</text:p>
          </table:table-cell>
          <table:table-cell/>
          <table:table-cell table:formula="of:=[.H33]*[.F33]" office:value-type="float" office:value="0.0442" calcext:value-type="float">
            <text:p>0.044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M33]*[.D33]" office:value-type="float" office:value="0.05" calcext:value-type="float">
            <text:p>0.05</text:p>
          </table:table-cell>
          <table:table-cell table:formula="of:=[.M33]*[.F33]" office:value-type="float" office:value="0.01105" calcext:value-type="float">
            <text:p>0.011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(20, 6)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0501849482759371" calcext:value-type="float">
            <text:p>0.0501849482759371</text:p>
          </table:table-cell>
          <table:table-cell office:value-type="float" office:value="0.01403" calcext:value-type="float">
            <text:p>0.0140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H34]*[.D34]" office:value-type="float" office:value="0.4" calcext:value-type="float">
            <text:p>0.4</text:p>
          </table:table-cell>
          <table:table-cell/>
          <table:table-cell table:formula="of:=[.H34]*[.F34]" office:value-type="float" office:value="0.2806" calcext:value-type="float">
            <text:p>0.2806</text:p>
          </table:table-cell>
          <table:table-cell/>
          <table:table-cell office:value-type="float" office:value="6" calcext:value-type="float">
            <text:p>6</text:p>
          </table:table-cell>
          <table:table-cell table:formula="of:=[.M34]*[.D34]" office:value-type="float" office:value="0.12" calcext:value-type="float">
            <text:p>0.12</text:p>
          </table:table-cell>
          <table:table-cell table:formula="of:=[.M34]*[.F34]" office:value-type="float" office:value="0.08418" calcext:value-type="float">
            <text:p>0.084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(20, 7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197066209064496" calcext:value-type="float">
            <text:p>0.0197066209064496</text:p>
          </table:table-cell>
          <table:table-cell office:value-type="float" office:value="0.00551" calcext:value-type="float">
            <text:p>0.0055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H35]*[.D35]" office:value-type="float" office:value="0.2" calcext:value-type="float">
            <text:p>0.2</text:p>
          </table:table-cell>
          <table:table-cell/>
          <table:table-cell table:formula="of:=[.H35]*[.F35]" office:value-type="float" office:value="0.1102" calcext:value-type="float">
            <text:p>0.110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M35]*[.D35]" office:value-type="float" office:value="0.07" calcext:value-type="float">
            <text:p>0.07</text:p>
          </table:table-cell>
          <table:table-cell table:formula="of:=[.M35]*[.F35]" office:value-type="float" office:value="0.03857" calcext:value-type="float">
            <text:p>0.038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(21, 6)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0542122550455098" calcext:value-type="float">
            <text:p>0.0542122550455098</text:p>
          </table:table-cell>
          <table:table-cell office:value-type="float" office:value="0.01516" calcext:value-type="float">
            <text:p>0.0151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H36]*[.D36]" office:value-type="float" office:value="0.42" calcext:value-type="float">
            <text:p>0.42</text:p>
          </table:table-cell>
          <table:table-cell/>
          <table:table-cell table:formula="of:=[.H36]*[.F36]" office:value-type="float" office:value="0.31836" calcext:value-type="float">
            <text:p>0.31836</text:p>
          </table:table-cell>
          <table:table-cell/>
          <table:table-cell office:value-type="float" office:value="6" calcext:value-type="float">
            <text:p>6</text:p>
          </table:table-cell>
          <table:table-cell table:formula="of:=[.M36]*[.D36]" office:value-type="float" office:value="0.12" calcext:value-type="float">
            <text:p>0.12</text:p>
          </table:table-cell>
          <table:table-cell table:formula="of:=[.M36]*[.F36]" office:value-type="float" office:value="0.09096" calcext:value-type="float">
            <text:p>0.090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(21, 7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0295442451867922" calcext:value-type="float">
            <text:p>0.00295442451867922</text:p>
          </table:table-cell>
          <table:table-cell office:value-type="float" office:value="0.00083" calcext:value-type="float">
            <text:p>0.00083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H37]*[.D37]" office:value-type="float" office:value="0.21" calcext:value-type="float">
            <text:p>0.21</text:p>
          </table:table-cell>
          <table:table-cell/>
          <table:table-cell table:formula="of:=[.H37]*[.F37]" office:value-type="float" office:value="0.01743" calcext:value-type="float">
            <text:p>0.01743</text:p>
          </table:table-cell>
          <table:table-cell/>
          <table:table-cell office:value-type="float" office:value="7" calcext:value-type="float">
            <text:p>7</text:p>
          </table:table-cell>
          <table:table-cell table:formula="of:=[.M37]*[.D37]" office:value-type="float" office:value="0.07" calcext:value-type="float">
            <text:p>0.07</text:p>
          </table:table-cell>
          <table:table-cell table:formula="of:=[.M37]*[.F37]" office:value-type="float" office:value="0.00581" calcext:value-type="float">
            <text:p>0.005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(22, 7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193000097274822" calcext:value-type="float">
            <text:p>0.0193000097274822</text:p>
          </table:table-cell>
          <table:table-cell office:value-type="float" office:value="0.0054" calcext:value-type="float">
            <text:p>0.0054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H38]*[.D38]" office:value-type="float" office:value="0.22" calcext:value-type="float">
            <text:p>0.22</text:p>
          </table:table-cell>
          <table:table-cell/>
          <table:table-cell table:formula="of:=[.H38]*[.F38]" office:value-type="float" office:value="0.1188" calcext:value-type="float">
            <text:p>0.1188</text:p>
          </table:table-cell>
          <table:table-cell/>
          <table:table-cell office:value-type="float" office:value="7" calcext:value-type="float">
            <text:p>7</text:p>
          </table:table-cell>
          <table:table-cell table:formula="of:=[.M38]*[.D38]" office:value-type="float" office:value="0.07" calcext:value-type="float">
            <text:p>0.07</text:p>
          </table:table-cell>
          <table:table-cell table:formula="of:=[.M38]*[.F38]" office:value-type="float" office:value="0.0378" calcext:value-type="float">
            <text:p>0.03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(23, 7)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013436016826895" calcext:value-type="float">
            <text:p>0.013436016826895</text:p>
          </table:table-cell>
          <table:table-cell office:value-type="float" office:value="0.00376" calcext:value-type="float">
            <text:p>0.0037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H39]*[.D39]" office:value-type="float" office:value="0.46" calcext:value-type="float">
            <text:p>0.46</text:p>
          </table:table-cell>
          <table:table-cell/>
          <table:table-cell table:formula="of:=[.H39]*[.F39]" office:value-type="float" office:value="0.08648" calcext:value-type="float">
            <text:p>0.08648</text:p>
          </table:table-cell>
          <table:table-cell/>
          <table:table-cell office:value-type="float" office:value="7" calcext:value-type="float">
            <text:p>7</text:p>
          </table:table-cell>
          <table:table-cell table:formula="of:=[.M39]*[.D39]" office:value-type="float" office:value="0.14" calcext:value-type="float">
            <text:p>0.14</text:p>
          </table:table-cell>
          <table:table-cell table:formula="of:=[.M39]*[.F39]" office:value-type="float" office:value="0.02632" calcext:value-type="float">
            <text:p>0.026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(23, 8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173006155494408" calcext:value-type="float">
            <text:p>0.0173006155494408</text:p>
          </table:table-cell>
          <table:table-cell office:value-type="float" office:value="0.00484" calcext:value-type="float">
            <text:p>0.00484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H40]*[.D40]" office:value-type="float" office:value="0.23" calcext:value-type="float">
            <text:p>0.23</text:p>
          </table:table-cell>
          <table:table-cell/>
          <table:table-cell table:formula="of:=[.H40]*[.F40]" office:value-type="float" office:value="0.11132" calcext:value-type="float">
            <text:p>0.1113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M40]*[.D40]" office:value-type="float" office:value="0.08" calcext:value-type="float">
            <text:p>0.08</text:p>
          </table:table-cell>
          <table:table-cell table:formula="of:=[.M40]*[.F40]" office:value-type="float" office:value="0.03872" calcext:value-type="float">
            <text:p>0.0387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(24, 8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0798000079704897" calcext:value-type="float">
            <text:p>0.00798000079704897</text:p>
          </table:table-cell>
          <table:table-cell office:value-type="float" office:value="0.00223" calcext:value-type="float">
            <text:p>0.0022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H41]*[.D41]" office:value-type="float" office:value="0.24" calcext:value-type="float">
            <text:p>0.24</text:p>
          </table:table-cell>
          <table:table-cell/>
          <table:table-cell table:formula="of:=[.H41]*[.F41]" office:value-type="float" office:value="0.05352" calcext:value-type="float">
            <text:p>0.0535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M41]*[.D41]" office:value-type="float" office:value="0.08" calcext:value-type="float">
            <text:p>0.08</text:p>
          </table:table-cell>
          <table:table-cell table:formula="of:=[.M41]*[.F41]" office:value-type="float" office:value="0.01784" calcext:value-type="float">
            <text:p>0.017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(25, 8)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0303828791256948" calcext:value-type="float">
            <text:p>0.0303828791256948</text:p>
          </table:table-cell>
          <table:table-cell office:value-type="float" office:value="0.0085" calcext:value-type="float">
            <text:p>0.008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H42]*[.D42]" office:value-type="float" office:value="0.5" calcext:value-type="float">
            <text:p>0.5</text:p>
          </table:table-cell>
          <table:table-cell/>
          <table:table-cell table:formula="of:=[.H42]*[.F42]" office:value-type="float" office:value="0.2125" calcext:value-type="float">
            <text:p>0.212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M42]*[.D42]" office:value-type="float" office:value="0.16" calcext:value-type="float">
            <text:p>0.16</text:p>
          </table:table-cell>
          <table:table-cell table:formula="of:=[.M42]*[.F42]" office:value-type="float" office:value="0.068" calcext:value-type="float">
            <text:p>0.0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(25, 9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259774799837902" calcext:value-type="float">
            <text:p>0.0259774799837902</text:p>
          </table:table-cell>
          <table:table-cell office:value-type="float" office:value="0.00726" calcext:value-type="float">
            <text:p>0.0072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H43]*[.D43]" office:value-type="float" office:value="0.25" calcext:value-type="float">
            <text:p>0.25</text:p>
          </table:table-cell>
          <table:table-cell/>
          <table:table-cell table:formula="of:=[.H43]*[.F43]" office:value-type="float" office:value="0.1815" calcext:value-type="float">
            <text:p>0.181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M43]*[.D43]" office:value-type="float" office:value="0.09" calcext:value-type="float">
            <text:p>0.09</text:p>
          </table:table-cell>
          <table:table-cell table:formula="of:=[.M43]*[.F43]" office:value-type="float" office:value="0.06534" calcext:value-type="float">
            <text:p>0.065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(26, 9)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0093616823988758" calcext:value-type="float">
            <text:p>0.0093616823988758</text:p>
          </table:table-cell>
          <table:table-cell office:value-type="float" office:value="0.00262" calcext:value-type="float">
            <text:p>0.00262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H44]*[.D44]" office:value-type="float" office:value="0.52" calcext:value-type="float">
            <text:p>0.52</text:p>
          </table:table-cell>
          <table:table-cell/>
          <table:table-cell table:formula="of:=[.H44]*[.F44]" office:value-type="float" office:value="0.06812" calcext:value-type="float">
            <text:p>0.0681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M44]*[.D44]" office:value-type="float" office:value="0.18" calcext:value-type="float">
            <text:p>0.18</text:p>
          </table:table-cell>
          <table:table-cell table:formula="of:=[.M44]*[.F44]" office:value-type="float" office:value="0.02358" calcext:value-type="float">
            <text:p>0.0235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(26, 10)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0172122918633235" calcext:value-type="float">
            <text:p>0.0172122918633235</text:p>
          </table:table-cell>
          <table:table-cell office:value-type="float" office:value="0.00481" calcext:value-type="float">
            <text:p>0.0048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H45]*[.D45]" office:value-type="float" office:value="0.52" calcext:value-type="float">
            <text:p>0.52</text:p>
          </table:table-cell>
          <table:table-cell/>
          <table:table-cell table:formula="of:=[.H45]*[.F45]" office:value-type="float" office:value="0.12506" calcext:value-type="float">
            <text:p>0.1250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M45]*[.D45]" office:value-type="float" office:value="0.2" calcext:value-type="float">
            <text:p>0.2</text:p>
          </table:table-cell>
          <table:table-cell table:formula="of:=[.M45]*[.F45]" office:value-type="float" office:value="0.0481" calcext:value-type="float">
            <text:p>0.048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(26, 11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134301594289541" calcext:value-type="float">
            <text:p>0.0134301594289541</text:p>
          </table:table-cell>
          <table:table-cell office:value-type="float" office:value="0.00376" calcext:value-type="float">
            <text:p>0.0037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H46]*[.D46]" office:value-type="float" office:value="0.26" calcext:value-type="float">
            <text:p>0.26</text:p>
          </table:table-cell>
          <table:table-cell/>
          <table:table-cell table:formula="of:=[.H46]*[.F46]" office:value-type="float" office:value="0.09776" calcext:value-type="float">
            <text:p>0.0977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M46]*[.D46]" office:value-type="float" office:value="0.11" calcext:value-type="float">
            <text:p>0.11</text:p>
          </table:table-cell>
          <table:table-cell table:formula="of:=[.M46]*[.F46]" office:value-type="float" office:value="0.04136" calcext:value-type="float">
            <text:p>0.041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(26, 12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0608645100472893" calcext:value-type="float">
            <text:p>0.00608645100472893</text:p>
          </table:table-cell>
          <table:table-cell office:value-type="float" office:value="0.0017" calcext:value-type="float">
            <text:p>0.0017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H47]*[.D47]" office:value-type="float" office:value="0.26" calcext:value-type="float">
            <text:p>0.26</text:p>
          </table:table-cell>
          <table:table-cell/>
          <table:table-cell table:formula="of:=[.H47]*[.F47]" office:value-type="float" office:value="0.0442" calcext:value-type="float">
            <text:p>0.044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M47]*[.D47]" office:value-type="float" office:value="0.12" calcext:value-type="float">
            <text:p>0.12</text:p>
          </table:table-cell>
          <table:table-cell table:formula="of:=[.M47]*[.F47]" office:value-type="float" office:value="0.0204" calcext:value-type="float">
            <text:p>0.020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(26, 13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075928305697528" calcext:value-type="float">
            <text:p>0.0075928305697528</text:p>
          </table:table-cell>
          <table:table-cell office:value-type="float" office:value="0.00212" calcext:value-type="float">
            <text:p>0.00212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H48]*[.D48]" office:value-type="float" office:value="0.26" calcext:value-type="float">
            <text:p>0.26</text:p>
          </table:table-cell>
          <table:table-cell/>
          <table:table-cell table:formula="of:=[.H48]*[.F48]" office:value-type="float" office:value="0.05512" calcext:value-type="float">
            <text:p>0.0551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M48]*[.D48]" office:value-type="float" office:value="0.13" calcext:value-type="float">
            <text:p>0.13</text:p>
          </table:table-cell>
          <table:table-cell table:formula="of:=[.M48]*[.F48]" office:value-type="float" office:value="0.02756" calcext:value-type="float">
            <text:p>0.0275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(27, 13)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0403443772916363" calcext:value-type="float">
            <text:p>0.0403443772916363</text:p>
          </table:table-cell>
          <table:table-cell office:value-type="float" office:value="0.01128" calcext:value-type="float">
            <text:p>0.01128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H49]*[.D49]" office:value-type="float" office:value="0.54" calcext:value-type="float">
            <text:p>0.54</text:p>
          </table:table-cell>
          <table:table-cell/>
          <table:table-cell table:formula="of:=[.H49]*[.F49]" office:value-type="float" office:value="0.30456" calcext:value-type="float">
            <text:p>0.3045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M49]*[.D49]" office:value-type="float" office:value="0.26" calcext:value-type="float">
            <text:p>0.26</text:p>
          </table:table-cell>
          <table:table-cell table:formula="of:=[.M49]*[.F49]" office:value-type="float" office:value="0.14664" calcext:value-type="float">
            <text:p>0.146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(28, 13)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00253854421147803" calcext:value-type="float">
            <text:p>0.00253854421147803</text:p>
          </table:table-cell>
          <table:table-cell office:value-type="float" office:value="0.00071" calcext:value-type="float">
            <text:p>0.00071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H50]*[.D50]" office:value-type="float" office:value="0.56" calcext:value-type="float">
            <text:p>0.56</text:p>
          </table:table-cell>
          <table:table-cell/>
          <table:table-cell table:formula="of:=[.H50]*[.F50]" office:value-type="float" office:value="0.01988" calcext:value-type="float">
            <text:p>0.0198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M50]*[.D50]" office:value-type="float" office:value="0.26" calcext:value-type="float">
            <text:p>0.26</text:p>
          </table:table-cell>
          <table:table-cell table:formula="of:=[.M50]*[.F50]" office:value-type="float" office:value="0.00923" calcext:value-type="float">
            <text:p>0.0092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(28, 14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0373612070024265" calcext:value-type="float">
            <text:p>0.00373612070024265</text:p>
          </table:table-cell>
          <table:table-cell office:value-type="float" office:value="0.00104" calcext:value-type="float">
            <text:p>0.00104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H51]*[.D51]" office:value-type="float" office:value="0.28" calcext:value-type="float">
            <text:p>0.28</text:p>
          </table:table-cell>
          <table:table-cell/>
          <table:table-cell table:formula="of:=[.H51]*[.F51]" office:value-type="float" office:value="0.02912" calcext:value-type="float">
            <text:p>0.0291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M51]*[.D51]" office:value-type="float" office:value="0.14" calcext:value-type="float">
            <text:p>0.14</text:p>
          </table:table-cell>
          <table:table-cell table:formula="of:=[.M51]*[.F51]" office:value-type="float" office:value="0.01456" calcext:value-type="float">
            <text:p>0.014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(29, 14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0778484665665591" calcext:value-type="float">
            <text:p>0.00778484665665591</text:p>
          </table:table-cell>
          <table:table-cell office:value-type="float" office:value="0.00218" calcext:value-type="float">
            <text:p>0.00218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H52]*[.D52]" office:value-type="float" office:value="0.29" calcext:value-type="float">
            <text:p>0.29</text:p>
          </table:table-cell>
          <table:table-cell/>
          <table:table-cell table:formula="of:=[.H52]*[.F52]" office:value-type="float" office:value="0.06322" calcext:value-type="float">
            <text:p>0.0632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M52]*[.D52]" office:value-type="float" office:value="0.14" calcext:value-type="float">
            <text:p>0.14</text:p>
          </table:table-cell>
          <table:table-cell table:formula="of:=[.M52]*[.F52]" office:value-type="float" office:value="0.03052" calcext:value-type="float">
            <text:p>0.030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(29, 15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65024338420094" calcext:value-type="float">
            <text:p>0.00165024338420094</text:p>
          </table:table-cell>
          <table:table-cell office:value-type="float" office:value="0.00046" calcext:value-type="float">
            <text:p>0.00046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H53]*[.D53]" office:value-type="float" office:value="0.29" calcext:value-type="float">
            <text:p>0.29</text:p>
          </table:table-cell>
          <table:table-cell/>
          <table:table-cell table:formula="of:=[.H53]*[.F53]" office:value-type="float" office:value="0.01334" calcext:value-type="float">
            <text:p>0.0133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M53]*[.D53]" office:value-type="float" office:value="0.15" calcext:value-type="float">
            <text:p>0.15</text:p>
          </table:table-cell>
          <table:table-cell table:formula="of:=[.M53]*[.F53]" office:value-type="float" office:value="0.0069" calcext:value-type="float">
            <text:p>0.00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(30, 15)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office:value-type="float" office:value="0.0871092085024889" calcext:value-type="float">
            <text:p>0.0871092085024889</text:p>
          </table:table-cell>
          <table:table-cell office:value-type="float" office:value="0.02436" calcext:value-type="float">
            <text:p>0.02436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H54]*[.D54]" office:value-type="float" office:value="0.9" calcext:value-type="float">
            <text:p>0.9</text:p>
          </table:table-cell>
          <table:table-cell/>
          <table:table-cell table:formula="of:=[.H54]*[.F54]" office:value-type="float" office:value="0.7308" calcext:value-type="float">
            <text:p>0.730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M54]*[.D54]" office:value-type="float" office:value="0.45" calcext:value-type="float">
            <text:p>0.45</text:p>
          </table:table-cell>
          <table:table-cell table:formula="of:=[.M54]*[.F54]" office:value-type="float" office:value="0.3654" calcext:value-type="float">
            <text:p>0.36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(30, 16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0201254589335109" calcext:value-type="float">
            <text:p>0.00201254589335109</text:p>
          </table:table-cell>
          <table:table-cell office:value-type="float" office:value="0.00056" calcext:value-type="float">
            <text:p>0.00056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H55]*[.D55]" office:value-type="float" office:value="0.3" calcext:value-type="float">
            <text:p>0.3</text:p>
          </table:table-cell>
          <table:table-cell/>
          <table:table-cell table:formula="of:=[.H55]*[.F55]" office:value-type="float" office:value="0.0168" calcext:value-type="float">
            <text:p>0.016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M55]*[.D55]" office:value-type="float" office:value="0.16" calcext:value-type="float">
            <text:p>0.16</text:p>
          </table:table-cell>
          <table:table-cell table:formula="of:=[.M55]*[.F55]" office:value-type="float" office:value="0.00896" calcext:value-type="float">
            <text:p>0.0089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(31, 15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0323252795514151" calcext:value-type="float">
            <text:p>0.00323252795514151</text:p>
          </table:table-cell>
          <table:table-cell office:value-type="float" office:value="0.0009" calcext:value-type="float">
            <text:p>0.000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H56]*[.D56]" office:value-type="float" office:value="0.31" calcext:value-type="float">
            <text:p>0.31</text:p>
          </table:table-cell>
          <table:table-cell/>
          <table:table-cell table:formula="of:=[.H56]*[.F56]" office:value-type="float" office:value="0.0279" calcext:value-type="float">
            <text:p>0.0279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M56]*[.D56]" office:value-type="float" office:value="0.15" calcext:value-type="float">
            <text:p>0.15</text:p>
          </table:table-cell>
          <table:table-cell table:formula="of:=[.M56]*[.F56]" office:value-type="float" office:value="0.0135" calcext:value-type="float">
            <text:p>0.01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(31, 16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0376227586793609" calcext:value-type="float">
            <text:p>0.00376227586793609</text:p>
          </table:table-cell>
          <table:table-cell office:value-type="float" office:value="0.00105" calcext:value-type="float">
            <text:p>0.00105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H57]*[.D57]" office:value-type="float" office:value="0.31" calcext:value-type="float">
            <text:p>0.31</text:p>
          </table:table-cell>
          <table:table-cell/>
          <table:table-cell table:formula="of:=[.H57]*[.F57]" office:value-type="float" office:value="0.03255" calcext:value-type="float">
            <text:p>0.0325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M57]*[.D57]" office:value-type="float" office:value="0.16" calcext:value-type="float">
            <text:p>0.16</text:p>
          </table:table-cell>
          <table:table-cell table:formula="of:=[.M57]*[.F57]" office:value-type="float" office:value="0.0168" calcext:value-type="float">
            <text:p>0.016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(32, 16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11097418775242" calcext:value-type="float">
            <text:p>0.011097418775242</text:p>
          </table:table-cell>
          <table:table-cell office:value-type="float" office:value="0.0031" calcext:value-type="float">
            <text:p>0.003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H58]*[.D58]" office:value-type="float" office:value="0.32" calcext:value-type="float">
            <text:p>0.32</text:p>
          </table:table-cell>
          <table:table-cell/>
          <table:table-cell table:formula="of:=[.H58]*[.F58]" office:value-type="float" office:value="0.0992" calcext:value-type="float">
            <text:p>0.099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M58]*[.D58]" office:value-type="float" office:value="0.16" calcext:value-type="float">
            <text:p>0.16</text:p>
          </table:table-cell>
          <table:table-cell table:formula="of:=[.M58]*[.F58]" office:value-type="float" office:value="0.0496" calcext:value-type="float">
            <text:p>0.04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(33, 16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00635080221956" calcext:value-type="float">
            <text:p>0.00100635080221956</text:p>
          </table:table-cell>
          <table:table-cell office:value-type="float" office:value="0.00028" calcext:value-type="float">
            <text:p>0.0002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H59]*[.D59]" office:value-type="float" office:value="0.33" calcext:value-type="float">
            <text:p>0.33</text:p>
          </table:table-cell>
          <table:table-cell/>
          <table:table-cell table:formula="of:=[.H59]*[.F59]" office:value-type="float" office:value="0.00924" calcext:value-type="float">
            <text:p>0.0092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M59]*[.D59]" office:value-type="float" office:value="0.16" calcext:value-type="float">
            <text:p>0.16</text:p>
          </table:table-cell>
          <table:table-cell table:formula="of:=[.M59]*[.F59]" office:value-type="float" office:value="0.00448" calcext:value-type="float">
            <text:p>0.004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(34, 16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65441413724299" calcext:value-type="float">
            <text:p>0.00165441413724299</text:p>
          </table:table-cell>
          <table:table-cell office:value-type="float" office:value="0.00046" calcext:value-type="float">
            <text:p>0.00046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H60]*[.D60]" office:value-type="float" office:value="0.34" calcext:value-type="float">
            <text:p>0.34</text:p>
          </table:table-cell>
          <table:table-cell/>
          <table:table-cell table:formula="of:=[.H60]*[.F60]" office:value-type="float" office:value="0.01564" calcext:value-type="float">
            <text:p>0.0156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M60]*[.D60]" office:value-type="float" office:value="0.16" calcext:value-type="float">
            <text:p>0.16</text:p>
          </table:table-cell>
          <table:table-cell table:formula="of:=[.M60]*[.F60]" office:value-type="float" office:value="0.00736" calcext:value-type="float">
            <text:p>0.0073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(34, 17)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0135262791991031" calcext:value-type="float">
            <text:p>0.0135262791991031</text:p>
          </table:table-cell>
          <table:table-cell office:value-type="float" office:value="0.00378" calcext:value-type="float">
            <text:p>0.00378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H61]*[.D61]" office:value-type="float" office:value="0.68" calcext:value-type="float">
            <text:p>0.68</text:p>
          </table:table-cell>
          <table:table-cell/>
          <table:table-cell table:formula="of:=[.H61]*[.F61]" office:value-type="float" office:value="0.12852" calcext:value-type="float">
            <text:p>0.1285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M61]*[.D61]" office:value-type="float" office:value="0.34" calcext:value-type="float">
            <text:p>0.34</text:p>
          </table:table-cell>
          <table:table-cell table:formula="of:=[.M61]*[.F61]" office:value-type="float" office:value="0.06426" calcext:value-type="float">
            <text:p>0.064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(34, 18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0901846999104805" calcext:value-type="float">
            <text:p>0.00901846999104805</text:p>
          </table:table-cell>
          <table:table-cell office:value-type="float" office:value="0.00252" calcext:value-type="float">
            <text:p>0.0025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H62]*[.D62]" office:value-type="float" office:value="0.34" calcext:value-type="float">
            <text:p>0.34</text:p>
          </table:table-cell>
          <table:table-cell/>
          <table:table-cell table:formula="of:=[.H62]*[.F62]" office:value-type="float" office:value="0.08568" calcext:value-type="float">
            <text:p>0.0856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M62]*[.D62]" office:value-type="float" office:value="0.18" calcext:value-type="float">
            <text:p>0.18</text:p>
          </table:table-cell>
          <table:table-cell table:formula="of:=[.M62]*[.F62]" office:value-type="float" office:value="0.04536" calcext:value-type="float">
            <text:p>0.0453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(35, 18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106264386928348" calcext:value-type="float">
            <text:p>0.0106264386928348</text:p>
          </table:table-cell>
          <table:table-cell office:value-type="float" office:value="0.00297" calcext:value-type="float">
            <text:p>0.00297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H63]*[.D63]" office:value-type="float" office:value="0.35" calcext:value-type="float">
            <text:p>0.35</text:p>
          </table:table-cell>
          <table:table-cell/>
          <table:table-cell table:formula="of:=[.H63]*[.F63]" office:value-type="float" office:value="0.10395" calcext:value-type="float">
            <text:p>0.1039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M63]*[.D63]" office:value-type="float" office:value="0.18" calcext:value-type="float">
            <text:p>0.18</text:p>
          </table:table-cell>
          <table:table-cell table:formula="of:=[.M63]*[.F63]" office:value-type="float" office:value="0.05346" calcext:value-type="float">
            <text:p>0.0534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(35, 19)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0090319836007815" calcext:value-type="float">
            <text:p>0.0090319836007815</text:p>
          </table:table-cell>
          <table:table-cell office:value-type="float" office:value="0.00253" calcext:value-type="float">
            <text:p>0.00253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H64]*[.D64]" office:value-type="float" office:value="0.7" calcext:value-type="float">
            <text:p>0.7</text:p>
          </table:table-cell>
          <table:table-cell/>
          <table:table-cell table:formula="of:=[.H64]*[.F64]" office:value-type="float" office:value="0.08855" calcext:value-type="float">
            <text:p>0.08855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M64]*[.D64]" office:value-type="float" office:value="0.38" calcext:value-type="float">
            <text:p>0.38</text:p>
          </table:table-cell>
          <table:table-cell table:formula="of:=[.M64]*[.F64]" office:value-type="float" office:value="0.04807" calcext:value-type="float">
            <text:p>0.048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(35, 20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281733600476572" calcext:value-type="float">
            <text:p>0.0281733600476572</text:p>
          </table:table-cell>
          <table:table-cell office:value-type="float" office:value="0.00788" calcext:value-type="float">
            <text:p>0.00788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H65]*[.D65]" office:value-type="float" office:value="0.35" calcext:value-type="float">
            <text:p>0.35</text:p>
          </table:table-cell>
          <table:table-cell/>
          <table:table-cell table:formula="of:=[.H65]*[.F65]" office:value-type="float" office:value="0.2758" calcext:value-type="float">
            <text:p>0.275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M65]*[.D65]" office:value-type="float" office:value="0.2" calcext:value-type="float">
            <text:p>0.2</text:p>
          </table:table-cell>
          <table:table-cell table:formula="of:=[.M65]*[.F65]" office:value-type="float" office:value="0.1576" calcext:value-type="float">
            <text:p>0.15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(36, 19)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office:value-type="float" office:value="0.00759718218200911" calcext:value-type="float">
            <text:p>0.00759718218200911</text:p>
          </table:table-cell>
          <table:table-cell office:value-type="float" office:value="0.00212" calcext:value-type="float">
            <text:p>0.0021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H66]*[.D66]" office:value-type="float" office:value="1.08" calcext:value-type="float">
            <text:p>1.08</text:p>
          </table:table-cell>
          <table:table-cell/>
          <table:table-cell table:formula="of:=[.H66]*[.F66]" office:value-type="float" office:value="0.07632" calcext:value-type="float">
            <text:p>0.0763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M66]*[.D66]" office:value-type="float" office:value="0.57" calcext:value-type="float">
            <text:p>0.57</text:p>
          </table:table-cell>
          <table:table-cell table:formula="of:=[.M66]*[.F66]" office:value-type="float" office:value="0.04028" calcext:value-type="float">
            <text:p>0.0402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(36, 20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103395526981473" calcext:value-type="float">
            <text:p>0.0103395526981473</text:p>
          </table:table-cell>
          <table:table-cell office:value-type="float" office:value="0.00289" calcext:value-type="float">
            <text:p>0.0028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H67]*[.D67]" office:value-type="float" office:value="0.36" calcext:value-type="float">
            <text:p>0.36</text:p>
          </table:table-cell>
          <table:table-cell/>
          <table:table-cell table:formula="of:=[.H67]*[.F67]" office:value-type="float" office:value="0.10404" calcext:value-type="float">
            <text:p>0.1040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M67]*[.D67]" office:value-type="float" office:value="0.2" calcext:value-type="float">
            <text:p>0.2</text:p>
          </table:table-cell>
          <table:table-cell table:formula="of:=[.M67]*[.F67]" office:value-type="float" office:value="0.0578" calcext:value-type="float">
            <text:p>0.057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(37, 20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0242591808325887" calcext:value-type="float">
            <text:p>0.00242591808325887</text:p>
          </table:table-cell>
          <table:table-cell office:value-type="float" office:value="0.00068" calcext:value-type="float">
            <text:p>0.00068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H68]*[.D68]" office:value-type="float" office:value="0.37" calcext:value-type="float">
            <text:p>0.37</text:p>
          </table:table-cell>
          <table:table-cell/>
          <table:table-cell table:formula="of:=[.H68]*[.F68]" office:value-type="float" office:value="0.02516" calcext:value-type="float">
            <text:p>0.0251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M68]*[.D68]" office:value-type="float" office:value="0.2" calcext:value-type="float">
            <text:p>0.2</text:p>
          </table:table-cell>
          <table:table-cell table:formula="of:=[.M68]*[.F68]" office:value-type="float" office:value="0.0136" calcext:value-type="float">
            <text:p>0.013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(37, 19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124190196355025" calcext:value-type="float">
            <text:p>0.0124190196355025</text:p>
          </table:table-cell>
          <table:table-cell office:value-type="float" office:value="0.00347" calcext:value-type="float">
            <text:p>0.00347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H69]*[.D69]" office:value-type="float" office:value="0.37" calcext:value-type="float">
            <text:p>0.37</text:p>
          </table:table-cell>
          <table:table-cell/>
          <table:table-cell table:formula="of:=[.H69]*[.F69]" office:value-type="float" office:value="0.12839" calcext:value-type="float">
            <text:p>0.12839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M69]*[.D69]" office:value-type="float" office:value="0.19" calcext:value-type="float">
            <text:p>0.19</text:p>
          </table:table-cell>
          <table:table-cell table:formula="of:=[.M69]*[.F69]" office:value-type="float" office:value="0.06593" calcext:value-type="float">
            <text:p>0.0659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(38, 19)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.04</text:p>
          </table:table-cell>
          <table:table-cell office:value-type="float" office:value="0.037500189314355" calcext:value-type="float">
            <text:p>0.037500189314355</text:p>
          </table:table-cell>
          <table:table-cell office:value-type="float" office:value="0.01049" calcext:value-type="float">
            <text:p>0.0104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H70]*[.D70]" office:value-type="float" office:value="1.52" calcext:value-type="float">
            <text:p>1.52</text:p>
          </table:table-cell>
          <table:table-cell/>
          <table:table-cell table:formula="of:=[.H70]*[.F70]" office:value-type="float" office:value="0.39862" calcext:value-type="float">
            <text:p>0.3986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M70]*[.D70]" office:value-type="float" office:value="0.76" calcext:value-type="float">
            <text:p>0.76</text:p>
          </table:table-cell>
          <table:table-cell table:formula="of:=[.M70]*[.F70]" office:value-type="float" office:value="0.19931" calcext:value-type="float">
            <text:p>0.1993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(38, 20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127868963646183" calcext:value-type="float">
            <text:p>0.0127868963646183</text:p>
          </table:table-cell>
          <table:table-cell office:value-type="float" office:value="0.00358" calcext:value-type="float">
            <text:p>0.00358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H71]*[.D71]" office:value-type="float" office:value="0.38" calcext:value-type="float">
            <text:p>0.38</text:p>
          </table:table-cell>
          <table:table-cell/>
          <table:table-cell table:formula="of:=[.H71]*[.F71]" office:value-type="float" office:value="0.13604" calcext:value-type="float">
            <text:p>0.1360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M71]*[.D71]" office:value-type="float" office:value="0.2" calcext:value-type="float">
            <text:p>0.2</text:p>
          </table:table-cell>
          <table:table-cell table:formula="of:=[.M71]*[.F71]" office:value-type="float" office:value="0.0716" calcext:value-type="float">
            <text:p>0.0716</text:p>
          </table:table-cell>
        </table:table-row>
        <table:table-row table:style-name="ro1">
          <table:table-cell table:number-columns-repeated="2"/>
          <table:table-cell table:formula="of:=SUM([.C2:.C71])" office:value-type="float" office:value="100" calcext:value-type="float">
            <text:p>100</text:p>
          </table:table-cell>
          <table:table-cell table:formula="of:=SUM([.D2:.D71])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7"/>
          <table:table-cell table:style-name="Default" table:formula="of:=SUM([.H2:.H71])" office:value-type="float" office:value="1439" calcext:value-type="float">
            <text:p>1439</text:p>
          </table:table-cell>
          <table:table-cell table:formula="of:=SUM([.I2:.I71])" office:value-type="float" office:value="20.96" calcext:value-type="float">
            <text:p>20.96</text:p>
          </table:table-cell>
          <table:table-cell/>
          <table:table-cell table:formula="of:=SUM([.K2:.K71])" office:value-type="float" office:value="11.14354" calcext:value-type="float">
            <text:p>11.14354</text:p>
          </table:table-cell>
          <table:table-cell/>
          <table:table-cell table:style-name="Default"/>
          <table:table-cell table:formula="of:=SUM([.N2:.N71])" office:value-type="float" office:value="9" calcext:value-type="float">
            <text:p>9</text:p>
          </table:table-cell>
          <table:table-cell table:formula="of:=SUM([.O2:.O71])" office:value-type="float" office:value="3.96142" calcext:value-type="float">
            <text:p>3.961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9T04:02:56.458157785</dc:date>
    <meta:editing-duration>PT7M37S</meta:editing-duration>
    <meta:editing-cycles>1</meta:editing-cycles>
    <meta:document-statistic meta:table-count="1" meta:cell-count="859" meta:object-count="0"/>
    <meta:generator>LibreOffice/24.2.7.2$Linux_X86_64 LibreOffice_project/420$Build-2</meta:generator>
  </office:meta>
</office:document-meta>
</file>